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74.24pt"/>
    </style:style>
    <style:style style:name="ro1" style:family="table-row">
      <style:table-row-properties style:row-height="20.21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55.19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>
      <style:table-cell-properties fo:background-color="#eeeee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 style:data-style-name="N3">
      <style:table-cell-properties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os de Laboratorio </text:p>
          </table:table-cell>
          <table:covered-table-cell table:number-columns-repeated="3"/>
          <table:table-cell table:style-name="ce6"/>
          <table:table-cell table:number-columns-repeated="3"/>
          <table:table-cell table:style-name="ce6" table:number-columns-repeated="101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Temperatura de Saturación `F</text:p>
          </table:table-cell>
          <table:covered-table-cell table:number-columns-repeated="2" table:style-name="ce3"/>
          <table:table-cell office:value-type="float" office:value="189" calcext:value-type="float">
            <text:p>189</text:p>
          </table:table-cell>
          <table:table-cell table:style-name="ce6"/>
          <table:table-cell table:number-columns-repeated="3"/>
          <table:table-cell table:style-name="ce6" table:number-columns-repeated="101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Presión de burbuja <text:s/>(psia)</text:p>
          </table:table-cell>
          <table:covered-table-cell table:number-columns-repeated="2" table:style-name="ce3"/>
          <table:table-cell office:value-type="float" office:value="3891.98" calcext:value-type="float">
            <text:p>3891.98</text:p>
          </table:table-cell>
          <table:table-cell table:style-name="ce6"/>
          <table:table-cell table:number-columns-repeated="3"/>
          <table:table-cell table:style-name="ce6" table:number-columns-repeated="1012"/>
          <table:table-cell table:number-columns-repeated="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resion (psia)</text:p>
          </table:table-cell>
          <table:table-cell table:style-name="ce2" office:value-type="string" calcext:value-type="string">
            <text:p>Razon de Gas Disuelto RS (scf/STB)</text:p>
          </table:table-cell>
          <table:table-cell table:style-name="ce2" office:value-type="string" calcext:value-type="string">
            <text:p>Factor Volumetrico del Crudo Bo (RB/STB)</text:p>
          </table:table-cell>
          <table:table-cell table:style-name="ce2" office:value-type="string" calcext:value-type="string">
            <text:p>Viscosidad del Crudo Uo (cp)</text:p>
          </table:table-cell>
          <table:table-cell/>
          <table:table-cell table:style-name="ce1" office:value-type="string" calcext:value-type="string" table:number-columns-spanned="3" table:number-rows-spanned="1">
            <text:p>Stock Tank Parameter </text:p>
          </table:table-cell>
          <table:covered-table-cell table:number-columns-repeated="2" table:style-name="ce6"/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table:style-name="ce4" office:value-type="float" office:value="287701" calcext:value-type="float">
            <text:p>287,701</text:p>
          </table:table-cell>
          <table:table-cell table:style-name="ce5" office:value-type="float" office:value="1.32591" calcext:value-type="float">
            <text:p>1.3259100</text:p>
          </table:table-cell>
          <table:table-cell office:value-type="float" office:value="0.67126" calcext:value-type="float">
            <text:p>0.67126</text:p>
          </table:table-cell>
          <table:table-cell/>
          <table:table-cell table:style-name="ce7" office:value-type="string" calcext:value-type="string">
            <text:p>Gas Oil Ratio GOR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(scf/STB)</text:p>
          </table:table-cell>
          <table:table-cell office:value-type="string" calcext:value-type="string">
            <text:p>rsb</text:p>
          </table:table-cell>
          <table:table-cell table:number-columns-repeated="1015"/>
        </table:table-row>
        <table:table-row table:style-name="ro4">
          <table:table-cell office:value-type="float" office:value="2000" calcext:value-type="float">
            <text:p>2000</text:p>
          </table:table-cell>
          <table:table-cell table:style-name="ce4" office:value-type="float" office:value="521132" calcext:value-type="float">
            <text:p>521,132</text:p>
          </table:table-cell>
          <table:table-cell table:style-name="ce5" office:value-type="float" office:value="1.45799" calcext:value-type="float">
            <text:p>1.4579900</text:p>
          </table:table-cell>
          <table:table-cell office:value-type="float" office:value="0.48274" calcext:value-type="float">
            <text:p>0.48274</text:p>
          </table:table-cell>
          <table:table-cell/>
          <table:table-cell table:style-name="ce8" office:value-type="string" calcext:value-type="string">
            <text:p>Gravedad del Crudo</text:p>
          </table:table-cell>
          <table:table-cell table:style-name="ce6" office:value-type="float" office:value="26" calcext:value-type="float">
            <text:p>26.00</text:p>
          </table:table-cell>
          <table:table-cell table:style-name="ce6" office:value-type="string" calcext:value-type="string">
            <text:p>(API)</text:p>
          </table:table-cell>
          <table:table-cell office:value-type="string" calcext:value-type="string">
            <text:p>api</text:p>
          </table:table-cell>
          <table:table-cell table:number-columns-repeated="1015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4" office:value-type="float" office:value="801125" calcext:value-type="float">
            <text:p>801,125</text:p>
          </table:table-cell>
          <table:table-cell table:style-name="ce5" office:value-type="float" office:value="1.61047" calcext:value-type="float">
            <text:p>1.6104700</text:p>
          </table:table-cell>
          <table:table-cell office:value-type="float" office:value="0.36049" calcext:value-type="float">
            <text:p>0.36049</text:p>
          </table:table-cell>
          <table:table-cell/>
          <table:table-cell table:style-name="ce7" office:value-type="string" calcext:value-type="string">
            <text:p>Gravedad del Gas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yg</text:p>
          </table:table-cell>
          <table:table-cell table:number-columns-repeated="1015"/>
        </table:table-row>
        <table:table-row table:style-name="ro2">
          <table:table-cell office:value-type="float" office:value="3500" calcext:value-type="float">
            <text:p>3500</text:p>
          </table:table-cell>
          <table:table-cell table:style-name="ce4" office:value-type="float" office:value="967446" calcext:value-type="float">
            <text:p>967,446</text:p>
          </table:table-cell>
          <table:table-cell table:style-name="ce5" office:value-type="float" office:value="1.70097" calcext:value-type="float">
            <text:p>1.7009700</text:p>
          </table:table-cell>
          <table:table-cell office:value-type="float" office:value="0.31466" calcext:value-type="float">
            <text:p>0.31466</text:p>
          </table:table-cell>
          <table:table-cell/>
          <table:table-cell table:style-name="ce7" office:value-type="string" calcext:value-type="string">
            <text:p>Salinidad del Agua</text:p>
          </table:table-cell>
          <table:table-cell office:value-type="float" office:value="15654" calcext:value-type="float">
            <text:p>15654</text:p>
          </table:table-cell>
          <table:table-cell office:value-type="string" calcext:value-type="string">
            <text:p>ppm</text:p>
          </table:table-cell>
          <table:table-cell office:value-type="string" calcext:value-type="string">
            <text:p>s</text:p>
          </table:table-cell>
          <table:table-cell table:number-columns-repeated="1015"/>
        </table:table-row>
        <table:table-row table:style-name="ro2">
          <table:table-cell office:value-type="float" office:value="3602.9" calcext:value-type="float">
            <text:p>3602.9</text:p>
          </table:table-cell>
          <table:table-cell table:style-name="ce4" office:value-type="float" office:value="982957" calcext:value-type="float">
            <text:p>982,957</text:p>
          </table:table-cell>
          <table:table-cell table:style-name="ce5" office:value-type="float" office:value="1.70942" calcext:value-type="float">
            <text:p>1.7094200</text:p>
          </table:table-cell>
          <table:table-cell office:value-type="float" office:value="0.31097" calcext:value-type="float">
            <text:p>0.31097</text:p>
          </table:table-cell>
          <table:table-cell/>
          <table:table-cell table:style-name="ce7" office:value-type="string" calcext:value-type="string">
            <text:p>Corte de Agu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table:number-columns-repeated="1016"/>
        </table:table-row>
        <table:table-row table:style-name="ro2">
          <table:table-cell office:value-type="float" office:value="3891.89" calcext:value-type="float">
            <text:p>3891.89</text:p>
          </table:table-cell>
          <table:table-cell office:value-type="float" office:value="1075.46" calcext:value-type="float">
            <text:p>1075.46</text:p>
          </table:table-cell>
          <table:table-cell table:style-name="ce5" office:value-type="float" office:value="1.77922" calcext:value-type="float">
            <text:p>1.7792200</text:p>
          </table:table-cell>
          <table:table-cell office:value-type="float" office:value="0.29139" calcext:value-type="float">
            <text:p>0.29139</text:p>
          </table:table-cell>
          <table:table-cell/>
          <table:table-cell table:style-name="ce7" office:value-type="string" calcext:value-type="string">
            <text:p>Contenido de H2S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%</text:p>
          </table:table-cell>
          <table:table-cell table:number-columns-repeated="1016"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1111.62" calcext:value-type="float">
            <text:p>1111.62</text:p>
          </table:table-cell>
          <table:table-cell table:style-name="ce5" office:value-type="float" office:value="1.77432" calcext:value-type="float">
            <text:p>1.7743200</text:p>
          </table:table-cell>
          <table:table-cell office:value-type="float" office:value="0.29245" calcext:value-type="float">
            <text:p>0.29245</text:p>
          </table:table-cell>
          <table:table-cell/>
          <table:table-cell table:style-name="ce7" office:value-type="string" calcext:value-type="string">
            <text:p>Contenido de CO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  <table:table-cell table:number-columns-repeated="1016"/>
        </table:table-row>
        <table:table-row table:style-name="ro2">
          <table:table-cell office:value-type="float" office:value="4032.09" calcext:value-type="float">
            <text:p>4032.09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75642" calcext:value-type="float">
            <text:p>1.7564200</text:p>
          </table:table-cell>
          <table:table-cell office:value-type="float" office:value="0.29771" calcext:value-type="float">
            <text:p>0.29771</text:p>
          </table:table-cell>
          <table:table-cell/>
          <table:table-cell table:style-name="ce7" office:value-type="string" calcext:value-type="string">
            <text:p>Contenido de N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  <table:table-cell table:number-columns-repeated="1016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75603" calcext:value-type="float">
            <text:p>1.7560300</text:p>
          </table:table-cell>
          <table:table-cell office:value-type="float" office:value="0.31101" calcext:value-type="float">
            <text:p>0.31101</text:p>
          </table:table-cell>
          <table:table-cell/>
          <table:table-cell table:style-name="ce7" office:value-type="string" calcext:value-type="string">
            <text:p>Temp Se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ep</text:p>
          </table:table-cell>
          <table:table-cell table:number-columns-repeated="1015"/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73489" calcext:value-type="float">
            <text:p>1.7348900</text:p>
          </table:table-cell>
          <table:table-cell office:value-type="float" office:value="0.33154" calcext:value-type="float">
            <text:p>0.33154</text:p>
          </table:table-cell>
          <table:table-cell/>
          <table:table-cell table:style-name="ce7" office:value-type="string" calcext:value-type="string">
            <text:p>Press Se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ia</text:p>
          </table:table-cell>
          <table:table-cell office:value-type="string" calcext:value-type="string">
            <text:p>psep</text:p>
          </table:table-cell>
          <table:table-cell table:number-columns-repeated="1015"/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71573" calcext:value-type="float">
            <text:p>1.7157300</text:p>
          </table:table-cell>
          <table:table-cell office:value-type="float" office:value="0.35165" calcext:value-type="float">
            <text:p>0.35165</text:p>
          </table:table-cell>
          <table:table-cell table:number-columns-repeated="1020"/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9851" calcext:value-type="float">
            <text:p>1.6985100</text:p>
          </table:table-cell>
          <table:table-cell office:value-type="float" office:value="0.37138" calcext:value-type="float">
            <text:p>0.37138</text:p>
          </table:table-cell>
          <table:table-cell table:number-columns-repeated="1020"/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8294" calcext:value-type="float">
            <text:p>1.6829400</text:p>
          </table:table-cell>
          <table:table-cell office:value-type="float" office:value="0.39075" calcext:value-type="float">
            <text:p>0.39075</text:p>
          </table:table-cell>
          <table:table-cell table:number-columns-repeated="1020"/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6876" calcext:value-type="float">
            <text:p>1.6687600</text:p>
          </table:table-cell>
          <table:table-cell office:value-type="float" office:value="0.40976" calcext:value-type="float">
            <text:p>0.40976</text:p>
          </table:table-cell>
          <table:table-cell table:number-columns-repeated="1020"/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5579" calcext:value-type="float">
            <text:p>1.6557900</text:p>
          </table:table-cell>
          <table:table-cell office:value-type="float" office:value="0.42844" calcext:value-type="float">
            <text:p>0.42844</text:p>
          </table:table-cell>
          <table:table-cell table:number-columns-repeated="1020"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4384" calcext:value-type="float">
            <text:p>1.6438400</text:p>
          </table:table-cell>
          <table:table-cell office:value-type="float" office:value="0.4468" calcext:value-type="float">
            <text:p>0.4468</text:p>
          </table:table-cell>
          <table:table-cell table:number-columns-repeated="1020"/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3281" calcext:value-type="float">
            <text:p>1.6328100</text:p>
          </table:table-cell>
          <table:table-cell office:value-type="float" office:value="0.46485" calcext:value-type="float">
            <text:p>0.46485</text:p>
          </table:table-cell>
          <table:table-cell table:number-columns-repeated="1020"/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2258" calcext:value-type="float">
            <text:p>1.6225800</text:p>
          </table:table-cell>
          <table:table-cell office:value-type="float" office:value="0.5006" calcext:value-type="float">
            <text:p>0.5006</text:p>
          </table:table-cell>
          <table:table-cell table:number-columns-repeated="1020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1305" calcext:value-type="float">
            <text:p>1.6130500</text:p>
          </table:table-cell>
          <table:table-cell office:value-type="float" office:value="0.51723" calcext:value-type="float">
            <text:p>0.51723</text:p>
          </table:table-cell>
          <table:table-cell table:number-columns-repeated="1020"/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60415" calcext:value-type="float">
            <text:p>1.6041500</text:p>
          </table:table-cell>
          <table:table-cell office:value-type="float" office:value="0.53412" calcext:value-type="float">
            <text:p>0.53412</text:p>
          </table:table-cell>
          <table:table-cell table:number-columns-repeated="1020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58799" calcext:value-type="float">
            <text:p>1.5879900</text:p>
          </table:table-cell>
          <table:table-cell office:value-type="float" office:value="0.55074" calcext:value-type="float">
            <text:p>0.55074</text:p>
          </table:table-cell>
          <table:table-cell table:number-columns-repeated="1020"/>
        </table:table-row>
        <table:table-row table:style-name="ro2">
          <table:table-cell office:value-type="float" office:value="11500" calcext:value-type="float">
            <text:p>11500</text:p>
          </table:table-cell>
          <table:table-cell office:value-type="float" office:value="1121" calcext:value-type="float">
            <text:p>1121</text:p>
          </table:table-cell>
          <table:table-cell table:style-name="ce5" office:value-type="float" office:value="1.58063" calcext:value-type="float">
            <text:p>1.5806300</text:p>
          </table:table-cell>
          <table:table-cell office:value-type="float" office:value="0.5671" calcext:value-type="float">
            <text:p>0.5671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7" loext:min-decimal-places="7" number:min-integer-digits="1" number:grouping="true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V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V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VE">
      <loext:fill-character> </loext:fill-character>
      <number:text>- </number:text>
    </number:number-style>
    <number:text-style style:name="N10118" number:language="es" number:country="V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s" number:country="V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V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V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V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8:53:41.5105594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</meta:initial-creator>
    <meta:creation-date>2016-10-04T13:01:12</meta:creation-date>
    <dc:date>2016-10-10T10:36:56.514007722</dc:date>
    <meta:generator>LibreOffice/5.1.4.2$Linux_X86_64 LibreOffice_project/10m0$Build-2</meta:generator>
    <meta:editing-duration>PT55M36S</meta:editing-duration>
    <meta:editing-cycles>2</meta:editing-cycles>
    <meta:document-statistic meta:table-count="1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